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Comp.1</text:p>
          </table:table-cell>
          <table:table-cell office:value-type="string">
            <text:p>Comp.2</text:p>
          </table:table-cell>
          <table:table-cell office:value-type="string">
            <text:p>Comp.3</text:p>
          </table:table-cell>
          <table:table-cell office:value-type="string">
            <text:p>Comp.4</text:p>
          </table:table-cell>
          <table:table-cell office:value-type="string">
            <text:p>Comp.5</text:p>
          </table:table-cell>
          <table:table-cell office:value-type="string">
            <text:p>Comp.6</text:p>
          </table:table-cell>
          <table:table-cell office:value-type="string">
            <text:p>Comp.7</text:p>
          </table:table-cell>
          <table:table-cell office:value-type="string">
            <text:p>Comp.8</text:p>
          </table:table-cell>
          <table:table-cell office:value-type="string">
            <text:p>Comp.9</text:p>
          </table:table-cell>
          <table:table-cell office:value-type="string">
            <text:p>Comp.10</text:p>
          </table:table-cell>
          <table:table-cell office:value-type="string">
            <text:p>Comp.11</text:p>
          </table:table-cell>
          <table:table-cell office:value-type="string">
            <text:p>Comp.12</text:p>
          </table:table-cell>
          <table:table-cell office:value-type="string">
            <text:p>Comp.13</text:p>
          </table:table-cell>
          <table:table-cell office:value-type="string">
            <text:p>Comp.14</text:p>
          </table:table-cell>
          <table:table-cell office:value-type="string">
            <text:p>Comp.15</text:p>
          </table:table-cell>
          <table:table-cell office:value-type="string">
            <text:p>Comp.16</text:p>
          </table:table-cell>
          <table:table-cell office:value-type="string">
            <text:p>Comp.17</text:p>
          </table:table-cell>
          <table:table-cell office:value-type="string">
            <text:p>Comp.18</text:p>
          </table:table-cell>
          <table:table-cell office:value-type="string">
            <text:p>Comp.19</text:p>
          </table:table-cell>
        </table:table-row>
        <table:table-row table:style-name="ro1">
          <table:table-cell office:value-type="string">
            <text:p>(1,2]</text:p>
          </table:table-cell>
          <table:table-cell table:style-name="ce1" office:value-type="float" office:value="0.908136328156091">
            <text:p>0,9081363282</text:p>
          </table:table-cell>
          <table:table-cell table:style-name="ce1" office:value-type="float" office:value="0.2859686077761">
            <text:p>0,2859686078</text:p>
          </table:table-cell>
          <table:table-cell office:value-type="float" office:value="-0.0883365480824352">
            <text:p>-0,0883365481</text:p>
          </table:table-cell>
          <table:table-cell office:value-type="float" office:value="0.0800531410518801">
            <text:p>0,0800531411</text:p>
          </table:table-cell>
          <table:table-cell office:value-type="float" office:value="-0.0698161287247359">
            <text:p>-0,0698161287</text:p>
          </table:table-cell>
          <table:table-cell office:value-type="float" office:value="-0.00316330509052329">
            <text:p>-0,0031633051</text:p>
          </table:table-cell>
          <table:table-cell office:value-type="float" office:value="-0.0347834389515326">
            <text:p>-0,034783439</text:p>
          </table:table-cell>
          <table:table-cell office:value-type="float" office:value="-0.0617360782504409">
            <text:p>-0,0617360783</text:p>
          </table:table-cell>
          <table:table-cell office:value-type="float" office:value="-0.00173466686513596">
            <text:p>-0,0017346669</text:p>
          </table:table-cell>
          <table:table-cell office:value-type="float" office:value="-0.00354689234246819">
            <text:p>-0,0035468923</text:p>
          </table:table-cell>
          <table:table-cell office:value-type="float" office:value="0.0598609552028136">
            <text:p>0,0598609552</text:p>
          </table:table-cell>
          <table:table-cell office:value-type="float" office:value="0.0300135294522519">
            <text:p>0,0300135295</text:p>
          </table:table-cell>
          <table:table-cell office:value-type="float" office:value="-0.0615967426798538">
            <text:p>-0,0615967427</text:p>
          </table:table-cell>
          <table:table-cell office:value-type="float" office:value="0.00488812736864391">
            <text:p>0,0048881274</text:p>
          </table:table-cell>
          <table:table-cell office:value-type="float" office:value="0.0607009322931667">
            <text:p>0,0607009323</text:p>
          </table:table-cell>
          <table:table-cell office:value-type="float" office:value="0.0654918495960948">
            <text:p>0,0654918496</text:p>
          </table:table-cell>
          <table:table-cell office:value-type="float" office:value="0.0216280825838616">
            <text:p>0,0216280826</text:p>
          </table:table-cell>
          <table:table-cell office:value-type="float" office:value="-0.00143459023941909">
            <text:p>-0,0014345902</text:p>
          </table:table-cell>
          <table:table-cell office:value-type="float" office:value="0.229415733871091">
            <text:p>0,2294157339</text:p>
          </table:table-cell>
        </table:table-row>
        <table:table-row table:style-name="ro1">
          <table:table-cell office:value-type="string">
            <text:p>(2,3]</text:p>
          </table:table-cell>
          <table:table-cell office:value-type="float" office:value="0.213454079377811">
            <text:p>0,2134540794</text:p>
          </table:table-cell>
          <table:table-cell office:value-type="float" office:value="-0.639983852628879">
            <text:p>-0,6399838526</text:p>
          </table:table-cell>
          <table:table-cell table:style-name="ce1" office:value-type="float" office:value="0.386540165515638">
            <text:p>0,3865401655</text:p>
          </table:table-cell>
          <table:table-cell office:value-type="float" office:value="-0.549349008894521">
            <text:p>-0,5493490089</text:p>
          </table:table-cell>
          <table:table-cell office:value-type="float" office:value="0.0300265910882264">
            <text:p>0,0300265911</text:p>
          </table:table-cell>
          <table:table-cell office:value-type="float" office:value="-0.118215096704438">
            <text:p>-0,1182150967</text:p>
          </table:table-cell>
          <table:table-cell office:value-type="float" office:value="-0.0504588277378489">
            <text:p>-0,0504588277</text:p>
          </table:table-cell>
          <table:table-cell office:value-type="float" office:value="0.0440235582658147">
            <text:p>0,0440235583</text:p>
          </table:table-cell>
          <table:table-cell office:value-type="float" office:value="0.0142265199327109">
            <text:p>0,0142265199</text:p>
          </table:table-cell>
          <table:table-cell office:value-type="float" office:value="0.0540788344595175">
            <text:p>0,0540788345</text:p>
          </table:table-cell>
          <table:table-cell office:value-type="float" office:value="0.0685678023624126">
            <text:p>0,0685678024</text:p>
          </table:table-cell>
          <table:table-cell office:value-type="float" office:value="0.027958932731816">
            <text:p>0,0279589327</text:p>
          </table:table-cell>
          <table:table-cell office:value-type="float" office:value="-0.0680369063434854">
            <text:p>-0,0680369063</text:p>
          </table:table-cell>
          <table:table-cell office:value-type="float" office:value="0.00154488700767835">
            <text:p>0,001544887</text:p>
          </table:table-cell>
          <table:table-cell office:value-type="float" office:value="0.0587075398030019">
            <text:p>0,0587075398</text:p>
          </table:table-cell>
          <table:table-cell office:value-type="float" office:value="0.0662489458156909">
            <text:p>0,0662489458</text:p>
          </table:table-cell>
          <table:table-cell office:value-type="float" office:value="0.0241473895414955">
            <text:p>0,0241473895</text:p>
          </table:table-cell>
          <table:table-cell office:value-type="float" office:value="0.00284229367400697">
            <text:p>0,0028422937</text:p>
          </table:table-cell>
          <table:table-cell office:value-type="float" office:value="0.229415733870763">
            <text:p>0,2294157339</text:p>
          </table:table-cell>
        </table:table-row>
        <table:table-row table:style-name="ro1">
          <table:table-cell office:value-type="string">
            <text:p>(3,4]</text:p>
          </table:table-cell>
          <table:table-cell office:value-type="float" office:value="-0.020309123190938">
            <text:p>-0,0203091232</text:p>
          </table:table-cell>
          <table:table-cell office:value-type="float" office:value="-0.507494078425825">
            <text:p>-0,5074940784</text:p>
          </table:table-cell>
          <table:table-cell office:value-type="float" office:value="-0.192162414689145">
            <text:p>-0,1921624147</text:p>
          </table:table-cell>
          <table:table-cell table:style-name="ce1" office:value-type="float" office:value="0.428340999195256">
            <text:p>0,4283409992</text:p>
          </table:table-cell>
          <table:table-cell office:value-type="float" office:value="-0.314784613598669">
            <text:p>-0,3147846136</text:p>
          </table:table-cell>
          <table:table-cell office:value-type="float" office:value="0.387209643950611">
            <text:p>0,387209644</text:p>
          </table:table-cell>
          <table:table-cell office:value-type="float" office:value="-0.0795567134378443">
            <text:p>-0,0795567134</text:p>
          </table:table-cell>
          <table:table-cell office:value-type="float" office:value="-0.319526056512363">
            <text:p>-0,3195260565</text:p>
          </table:table-cell>
          <table:table-cell office:value-type="float" office:value="0.0759653950803144">
            <text:p>0,0759653951</text:p>
          </table:table-cell>
          <table:table-cell office:value-type="float" office:value="-0.292250624964768">
            <text:p>-0,292250625</text:p>
          </table:table-cell>
          <table:table-cell office:value-type="float" office:value="0.0383637839854222">
            <text:p>0,038363784</text:p>
          </table:table-cell>
          <table:table-cell office:value-type="float" office:value="-0.0301661815560234">
            <text:p>-0,0301661816</text:p>
          </table:table-cell>
          <table:table-cell office:value-type="float" office:value="-0.0864324946185188">
            <text:p>-0,0864324946</text:p>
          </table:table-cell>
          <table:table-cell office:value-type="float" office:value="-0.0303298764126712">
            <text:p>-0,0303298764</text:p>
          </table:table-cell>
          <table:table-cell office:value-type="float" office:value="0.068692189221545">
            <text:p>0,0686921892</text:p>
          </table:table-cell>
          <table:table-cell office:value-type="float" office:value="0.0679647733776299">
            <text:p>0,0679647734</text:p>
          </table:table-cell>
          <table:table-cell office:value-type="float" office:value="0.0151418188306362">
            <text:p>0,0151418188</text:p>
          </table:table-cell>
          <table:table-cell office:value-type="float" office:value="-0.00599633126951764">
            <text:p>-0,0059963313</text:p>
          </table:table-cell>
          <table:table-cell office:value-type="float" office:value="0.229415733871786">
            <text:p>0,2294157339</text:p>
          </table:table-cell>
        </table:table-row>
        <table:table-row table:style-name="ro1">
          <table:table-cell office:value-type="string">
            <text:p>(4,5]</text:p>
          </table:table-cell>
          <table:table-cell office:value-type="float" office:value="-0.0628314013456796">
            <text:p>-0,0628314013</text:p>
          </table:table-cell>
          <table:table-cell office:value-type="float" office:value="-0.207123878462283">
            <text:p>-0,2071238785</text:p>
          </table:table-cell>
          <table:table-cell office:value-type="float" office:value="-0.335134676900609">
            <text:p>-0,3351346769</text:p>
          </table:table-cell>
          <table:table-cell office:value-type="float" office:value="0.224350577725245">
            <text:p>0,2243505777</text:p>
          </table:table-cell>
          <table:table-cell office:value-type="float" office:value="-0.13039735036621">
            <text:p>-0,1303973504</text:p>
          </table:table-cell>
          <table:table-cell office:value-type="float" office:value="-0.279405411583396">
            <text:p>-0,2794054116</text:p>
          </table:table-cell>
          <table:table-cell office:value-type="float" office:value="-0.0340329856092314">
            <text:p>-0,0340329856</text:p>
          </table:table-cell>
          <table:table-cell office:value-type="float" office:value="0.183507165070984">
            <text:p>0,1835071651</text:p>
          </table:table-cell>
          <table:table-cell office:value-type="float" office:value="-0.479669705815503">
            <text:p>-0,4796697058</text:p>
          </table:table-cell>
          <table:table-cell office:value-type="float" office:value="0.582285173704513">
            <text:p>0,5822851737</text:p>
          </table:table-cell>
          <table:table-cell office:value-type="float" office:value="-0.0171695363333611">
            <text:p>-0,0171695363</text:p>
          </table:table-cell>
          <table:table-cell office:value-type="float" office:value="0.135654041223646">
            <text:p>0,1356540412</text:p>
          </table:table-cell>
          <table:table-cell office:value-type="float" office:value="-0.0832286633514285">
            <text:p>-0,0832286634</text:p>
          </table:table-cell>
          <table:table-cell office:value-type="float" office:value="0.0582390548994937">
            <text:p>0,0582390549</text:p>
          </table:table-cell>
          <table:table-cell office:value-type="float" office:value="0.062936149887748">
            <text:p>0,0629361499</text:p>
          </table:table-cell>
          <table:table-cell office:value-type="float" office:value="0.0706714867488791">
            <text:p>0,0706714867</text:p>
          </table:table-cell>
          <table:table-cell office:value-type="float" office:value="0.0275403221621794">
            <text:p>0,0275403222</text:p>
          </table:table-cell>
          <table:table-cell office:value-type="float" office:value="0.00996882932016409">
            <text:p>0,0099688293</text:p>
          </table:table-cell>
          <table:table-cell office:value-type="float" office:value="0.229415733870155">
            <text:p>0,2294157339</text:p>
          </table:table-cell>
        </table:table-row>
        <table:table-row table:style-name="ro1">
          <table:table-cell office:value-type="string">
            <text:p>(5,6]</text:p>
          </table:table-cell>
          <table:table-cell office:value-type="float" office:value="-0.0813722675397397">
            <text:p>-0,0813722675</text:p>
          </table:table-cell>
          <table:table-cell office:value-type="float" office:value="-0.0651870230325074">
            <text:p>-0,065187023</text:p>
          </table:table-cell>
          <table:table-cell office:value-type="float" office:value="-0.418649563068011">
            <text:p>-0,4186495631</text:p>
          </table:table-cell>
          <table:table-cell office:value-type="float" office:value="0.0175736001278992">
            <text:p>0,0175736001</text:p>
          </table:table-cell>
          <table:table-cell office:value-type="float" office:value="0.124899775030421">
            <text:p>0,124899775</text:p>
          </table:table-cell>
          <table:table-cell office:value-type="float" office:value="-0.429134223318537">
            <text:p>-0,4291342233</text:p>
          </table:table-cell>
          <table:table-cell office:value-type="float" office:value="-0.101286403618018">
            <text:p>-0,1012864036</text:p>
          </table:table-cell>
          <table:table-cell office:value-type="float" office:value="0.202314939168607">
            <text:p>0,2023149392</text:p>
          </table:table-cell>
          <table:table-cell office:value-type="float" office:value="0.685337226473596">
            <text:p>0,6853372265</text:p>
          </table:table-cell>
          <table:table-cell office:value-type="float" office:value="-0.0697955425261979">
            <text:p>-0,0697955425</text:p>
          </table:table-cell>
          <table:table-cell office:value-type="float" office:value="0.15996471269593">
            <text:p>0,1599647127</text:p>
          </table:table-cell>
          <table:table-cell office:value-type="float" office:value="0.0248118008620323">
            <text:p>0,0248118009</text:p>
          </table:table-cell>
          <table:table-cell office:value-type="float" office:value="0.00390384452080214">
            <text:p>0,0039038445</text:p>
          </table:table-cell>
          <table:table-cell office:value-type="float" office:value="0.00363188414506034">
            <text:p>0,0036318841</text:p>
          </table:table-cell>
          <table:table-cell office:value-type="float" office:value="0.0603860532872337">
            <text:p>0,0603860533</text:p>
          </table:table-cell>
          <table:table-cell office:value-type="float" office:value="0.0735635082993237">
            <text:p>0,0735635083</text:p>
          </table:table-cell>
          <table:table-cell office:value-type="float" office:value="0.0091935085369302">
            <text:p>0,0091935085</text:p>
          </table:table-cell>
          <table:table-cell office:value-type="float" office:value="-0.00640707399126537">
            <text:p>-0,006407074</text:p>
          </table:table-cell>
          <table:table-cell office:value-type="float" office:value="0.229415733871684">
            <text:p>0,2294157339</text:p>
          </table:table-cell>
        </table:table-row>
        <table:table-row table:style-name="ro1">
          <table:table-cell office:value-type="string">
            <text:p>(6,7]</text:p>
          </table:table-cell>
          <table:table-cell office:value-type="float" office:value="-0.104007847134303">
            <text:p>-0,1040078471</text:p>
          </table:table-cell>
          <table:table-cell office:value-type="float" office:value="0.0998811136852796">
            <text:p>0,0998811137</text:p>
          </table:table-cell>
          <table:table-cell office:value-type="float" office:value="-0.329362168595714">
            <text:p>-0,3293621686</text:p>
          </table:table-cell>
          <table:table-cell office:value-type="float" office:value="-0.285622673232729">
            <text:p>-0,2856226732</text:p>
          </table:table-cell>
          <table:table-cell office:value-type="float" office:value="0.206074395263895">
            <text:p>0,2060743953</text:p>
          </table:table-cell>
          <table:table-cell office:value-type="float" office:value="-0.148465650998369">
            <text:p>-0,148465651</text:p>
          </table:table-cell>
          <table:table-cell office:value-type="float" office:value="-0.183556444750557">
            <text:p>-0,1835564448</text:p>
          </table:table-cell>
          <table:table-cell office:value-type="float" office:value="-0.0126686266485807">
            <text:p>-0,0126686266</text:p>
          </table:table-cell>
          <table:table-cell office:value-type="float" office:value="-0.478043980648338">
            <text:p>-0,4780439806</text:p>
          </table:table-cell>
          <table:table-cell office:value-type="float" office:value="-0.605553952761319">
            <text:p>-0,6055539528</text:p>
          </table:table-cell>
          <table:table-cell office:value-type="float" office:value="-0.100060752421278">
            <text:p>-0,1000607524</text:p>
          </table:table-cell>
          <table:table-cell office:value-type="float" office:value="0.0236412926814837">
            <text:p>0,0236412927</text:p>
          </table:table-cell>
          <table:table-cell office:value-type="float" office:value="-0.127603557030931">
            <text:p>-0,127603557</text:p>
          </table:table-cell>
          <table:table-cell office:value-type="float" office:value="-0.0835594170616262">
            <text:p>-0,0835594171</text:p>
          </table:table-cell>
          <table:table-cell office:value-type="float" office:value="0.0614326659561131">
            <text:p>0,061432666</text:p>
          </table:table-cell>
          <table:table-cell office:value-type="float" office:value="0.0623369456643137">
            <text:p>0,0623369457</text:p>
          </table:table-cell>
          <table:table-cell office:value-type="float" office:value="0.0378814384577409">
            <text:p>0,0378814385</text:p>
          </table:table-cell>
          <table:table-cell office:value-type="float" office:value="-0.000466184495222184">
            <text:p>-0,0004661845</text:p>
          </table:table-cell>
          <table:table-cell office:value-type="float" office:value="0.229415733870243">
            <text:p>0,2294157339</text:p>
          </table:table-cell>
        </table:table-row>
        <table:table-row table:style-name="ro1">
          <table:table-cell office:value-type="string">
            <text:p>(7,8]</text:p>
          </table:table-cell>
          <table:table-cell office:value-type="float" office:value="-0.142214633874545">
            <text:p>-0,1422146339</text:p>
          </table:table-cell>
          <table:table-cell office:value-type="float" office:value="0.162763650962905">
            <text:p>0,162763651</text:p>
          </table:table-cell>
          <table:table-cell office:value-type="float" office:value="-0.278471061664182">
            <text:p>-0,2784710617</text:p>
          </table:table-cell>
          <table:table-cell office:value-type="float" office:value="-0.394958977132651">
            <text:p>-0,3949589771</text:p>
          </table:table-cell>
          <table:table-cell office:value-type="float" office:value="0.0224462454845827">
            <text:p>0,0224462455</text:p>
          </table:table-cell>
          <table:table-cell office:value-type="float" office:value="0.139287742557987">
            <text:p>0,1392877426</text:p>
          </table:table-cell>
          <table:table-cell office:value-type="float" office:value="0.417226796976775">
            <text:p>0,417226797</text:p>
          </table:table-cell>
          <table:table-cell office:value-type="float" office:value="-0.58534046666142">
            <text:p>-0,5853404667</text:p>
          </table:table-cell>
          <table:table-cell office:value-type="float" office:value="0.047258676223197">
            <text:p>0,0472586762</text:p>
          </table:table-cell>
          <table:table-cell office:value-type="float" office:value="0.266250544656512">
            <text:p>0,2662505447</text:p>
          </table:table-cell>
          <table:table-cell office:value-type="float" office:value="0.209571337169573">
            <text:p>0,2095713372</text:p>
          </table:table-cell>
          <table:table-cell office:value-type="float" office:value="-0.0604248807702432">
            <text:p>-0,0604248808</text:p>
          </table:table-cell>
          <table:table-cell office:value-type="float" office:value="0.0105140504295583">
            <text:p>0,0105140504</text:p>
          </table:table-cell>
          <table:table-cell office:value-type="float" office:value="0.0436478568804314">
            <text:p>0,0436478569</text:p>
          </table:table-cell>
          <table:table-cell office:value-type="float" office:value="0.0597340396174945">
            <text:p>0,0597340396</text:p>
          </table:table-cell>
          <table:table-cell office:value-type="float" office:value="0.0627789897837291">
            <text:p>0,0627789898</text:p>
          </table:table-cell>
          <table:table-cell office:value-type="float" office:value="0.0169042638822228">
            <text:p>0,0169042639</text:p>
          </table:table-cell>
          <table:table-cell office:value-type="float" office:value="-0.00113024712738858">
            <text:p>-0,0011302471</text:p>
          </table:table-cell>
          <table:table-cell office:value-type="float" office:value="0.229415733871061">
            <text:p>0,2294157339</text:p>
          </table:table-cell>
        </table:table-row>
        <table:table-row table:style-name="ro1">
          <table:table-cell office:value-type="string">
            <text:p>(8,9]</text:p>
          </table:table-cell>
          <table:table-cell office:value-type="float" office:value="-0.141757186231213">
            <text:p>-0,1417571862</text:p>
          </table:table-cell>
          <table:table-cell office:value-type="float" office:value="0.240896825042362">
            <text:p>0,240896825</text:p>
          </table:table-cell>
          <table:table-cell office:value-type="float" office:value="-0.050161377388931">
            <text:p>-0,0501613774</text:p>
          </table:table-cell>
          <table:table-cell office:value-type="float" office:value="-0.28478858866832">
            <text:p>-0,2847885887</text:p>
          </table:table-cell>
          <table:table-cell office:value-type="float" office:value="-0.16339424297238">
            <text:p>-0,163394243</text:p>
          </table:table-cell>
          <table:table-cell office:value-type="float" office:value="0.511997374633279">
            <text:p>0,5119973746</text:p>
          </table:table-cell>
          <table:table-cell office:value-type="float" office:value="-0.485261243560012">
            <text:p>-0,4852612436</text:p>
          </table:table-cell>
          <table:table-cell office:value-type="float" office:value="0.205441944865248">
            <text:p>0,2054419449</text:p>
          </table:table-cell>
          <table:table-cell office:value-type="float" office:value="0.179546992036174">
            <text:p>0,179546992</text:p>
          </table:table-cell>
          <table:table-cell office:value-type="float" office:value="0.227143780827581">
            <text:p>0,2271437808</text:p>
          </table:table-cell>
          <table:table-cell office:value-type="float" office:value="-0.207735435913876">
            <text:p>-0,2077354359</text:p>
          </table:table-cell>
          <table:table-cell office:value-type="float" office:value="0.214919634559862">
            <text:p>0,2149196346</text:p>
          </table:table-cell>
          <table:table-cell office:value-type="float" office:value="-0.202066806548368">
            <text:p>-0,2020668065</text:p>
          </table:table-cell>
          <table:table-cell office:value-type="float" office:value="0.00870496108787992">
            <text:p>0,0087049611</text:p>
          </table:table-cell>
          <table:table-cell office:value-type="float" office:value="0.0300150946280907">
            <text:p>0,0300150946</text:p>
          </table:table-cell>
          <table:table-cell office:value-type="float" office:value="0.0606012789403783">
            <text:p>0,0606012789</text:p>
          </table:table-cell>
          <table:table-cell office:value-type="float" office:value="0.0198509686447018">
            <text:p>0,0198509686</text:p>
          </table:table-cell>
          <table:table-cell office:value-type="float" office:value="0.00688089337164701">
            <text:p>0,0068808934</text:p>
          </table:table-cell>
          <table:table-cell office:value-type="float" office:value="0.22941573387092">
            <text:p>0,2294157339</text:p>
          </table:table-cell>
        </table:table-row>
        <table:table-row table:style-name="ro1">
          <table:table-cell office:value-type="string">
            <text:p>(9,10]</text:p>
          </table:table-cell>
          <table:table-cell office:value-type="float" office:value="-0.161807309387867">
            <text:p>-0,1618073094</text:p>
          </table:table-cell>
          <table:table-cell office:value-type="float" office:value="0.235532978503807">
            <text:p>0,2355329785</text:p>
          </table:table-cell>
          <table:table-cell office:value-type="float" office:value="0.205863682452639">
            <text:p>0,2058636825</text:p>
          </table:table-cell>
          <table:table-cell office:value-type="float" office:value="-0.0561517734670921">
            <text:p>-0,0561517735</text:p>
          </table:table-cell>
          <table:table-cell office:value-type="float" office:value="-0.605829716613972">
            <text:p>-0,6058297166</text:p>
          </table:table-cell>
          <table:table-cell office:value-type="float" office:value="-0.07171915793015">
            <text:p>-0,0717191579</text:p>
          </table:table-cell>
          <table:table-cell office:value-type="float" office:value="0.144568186451688">
            <text:p>0,1445681865</text:p>
          </table:table-cell>
          <table:table-cell office:value-type="float" office:value="0.321118717068863">
            <text:p>0,3211187171</text:p>
          </table:table-cell>
          <table:table-cell office:value-type="float" office:value="-0.0899267273359999">
            <text:p>-0,0899267273</text:p>
          </table:table-cell>
          <table:table-cell office:value-type="float" office:value="-0.171691271424985">
            <text:p>-0,1716912714</text:p>
          </table:table-cell>
          <table:table-cell office:value-type="float" office:value="0.474412582096129">
            <text:p>0,4744125821</text:p>
          </table:table-cell>
          <table:table-cell office:value-type="float" office:value="-0.221233038327555">
            <text:p>-0,2212330383</text:p>
          </table:table-cell>
          <table:table-cell office:value-type="float" office:value="0.00966775216474422">
            <text:p>0,0096677522</text:p>
          </table:table-cell>
          <table:table-cell office:value-type="float" office:value="-0.00586384298225281">
            <text:p>-0,005863843</text:p>
          </table:table-cell>
          <table:table-cell office:value-type="float" office:value="0.0803532068781511">
            <text:p>0,0803532069</text:p>
          </table:table-cell>
          <table:table-cell office:value-type="float" office:value="0.0754410307464589">
            <text:p>0,0754410307</text:p>
          </table:table-cell>
          <table:table-cell office:value-type="float" office:value="0.0113098797665952">
            <text:p>0,0113098798</text:p>
          </table:table-cell>
          <table:table-cell office:value-type="float" office:value="-0.00280454188816735">
            <text:p>-0,0028045419</text:p>
          </table:table-cell>
          <table:table-cell office:value-type="float" office:value="0.229415733870518">
            <text:p>0,2294157339</text:p>
          </table:table-cell>
        </table:table-row>
        <table:table-row table:style-name="ro1">
          <table:table-cell office:value-type="string">
            <text:p>(10,11]</text:p>
          </table:table-cell>
          <table:table-cell office:value-type="float" office:value="-0.139492315502518">
            <text:p>-0,1394923155</text:p>
          </table:table-cell>
          <table:table-cell office:value-type="float" office:value="0.188929775758292">
            <text:p>0,1889297758</text:p>
          </table:table-cell>
          <table:table-cell office:value-type="float" office:value="0.36555689609248">
            <text:p>0,3655568961</text:p>
          </table:table-cell>
          <table:table-cell office:value-type="float" office:value="0.117730020062288">
            <text:p>0,1177300201</text:p>
          </table:table-cell>
          <table:table-cell office:value-type="float" office:value="-0.282325992818287">
            <text:p>-0,2823259928</text:p>
          </table:table-cell>
          <table:table-cell office:value-type="float" office:value="-0.452366462930509">
            <text:p>-0,4523664629</text:p>
          </table:table-cell>
          <table:table-cell office:value-type="float" office:value="-0.0266625053382224">
            <text:p>-0,0266625053</text:p>
          </table:table-cell>
          <table:table-cell office:value-type="float" office:value="-0.39859298791792">
            <text:p>-0,3985929879</text:p>
          </table:table-cell>
          <table:table-cell office:value-type="float" office:value="0.110967524233302">
            <text:p>0,1109675242</text:p>
          </table:table-cell>
          <table:table-cell office:value-type="float" office:value="-0.0339398769739492">
            <text:p>-0,033939877</text:p>
          </table:table-cell>
          <table:table-cell office:value-type="float" office:value="-0.458654726903854">
            <text:p>-0,4586547269</text:p>
          </table:table-cell>
          <table:table-cell office:value-type="float" office:value="0.213867169806744">
            <text:p>0,2138671698</text:p>
          </table:table-cell>
          <table:table-cell office:value-type="float" office:value="-0.143598153398152">
            <text:p>-0,1435981534</text:p>
          </table:table-cell>
          <table:table-cell office:value-type="float" office:value="-0.0390311318681809">
            <text:p>-0,0390311319</text:p>
          </table:table-cell>
          <table:table-cell office:value-type="float" office:value="0.0669534418464746">
            <text:p>0,0669534418</text:p>
          </table:table-cell>
          <table:table-cell office:value-type="float" office:value="0.0594101769372956">
            <text:p>0,0594101769</text:p>
          </table:table-cell>
          <table:table-cell office:value-type="float" office:value="0.0326014879272029">
            <text:p>0,0326014879</text:p>
          </table:table-cell>
          <table:table-cell office:value-type="float" office:value="-0.00222052652504293">
            <text:p>-0,0022205265</text:p>
          </table:table-cell>
          <table:table-cell office:value-type="float" office:value="0.229415733871126">
            <text:p>0,2294157339</text:p>
          </table:table-cell>
        </table:table-row>
        <table:table-row table:style-name="ro1">
          <table:table-cell office:value-type="string">
            <text:p>(11,12]</text:p>
          </table:table-cell>
          <table:table-cell office:value-type="float" office:value="-0.124866688330284">
            <text:p>-0,1248666883</text:p>
          </table:table-cell>
          <table:table-cell office:value-type="float" office:value="0.125786613589045">
            <text:p>0,1257866136</text:p>
          </table:table-cell>
          <table:table-cell office:value-type="float" office:value="0.317872488229953">
            <text:p>0,3178724882</text:p>
          </table:table-cell>
          <table:table-cell office:value-type="float" office:value="0.245085233545523">
            <text:p>0,2450852335</text:p>
          </table:table-cell>
          <table:table-cell office:value-type="float" office:value="0.404960413927265">
            <text:p>0,4049604139</text:p>
          </table:table-cell>
          <table:table-cell office:value-type="float" office:value="-0.0325656002631096">
            <text:p>-0,0325656003</text:p>
          </table:table-cell>
          <table:table-cell office:value-type="float" office:value="-0.498989730503304">
            <text:p>-0,4989897305</text:p>
          </table:table-cell>
          <table:table-cell office:value-type="float" office:value="-0.262492427288994">
            <text:p>-0,2624924273</text:p>
          </table:table-cell>
          <table:table-cell office:value-type="float" office:value="-0.0861112471828398">
            <text:p>-0,0861112472</text:p>
          </table:table-cell>
          <table:table-cell office:value-type="float" office:value="0.116853650671632">
            <text:p>0,1168536507</text:p>
          </table:table-cell>
          <table:table-cell office:value-type="float" office:value="0.456492196615731">
            <text:p>0,4564921966</text:p>
          </table:table-cell>
          <table:table-cell office:value-type="float" office:value="-0.137331456956361">
            <text:p>-0,137331457</text:p>
          </table:table-cell>
          <table:table-cell office:value-type="float" office:value="0.0707476930321542">
            <text:p>0,070747693</text:p>
          </table:table-cell>
          <table:table-cell office:value-type="float" office:value="0.0968513174434575">
            <text:p>0,0968513174</text:p>
          </table:table-cell>
          <table:table-cell office:value-type="float" office:value="0.0636848514488554">
            <text:p>0,0636848514</text:p>
          </table:table-cell>
          <table:table-cell office:value-type="float" office:value="0.0689141174578109">
            <text:p>0,0689141175</text:p>
          </table:table-cell>
          <table:table-cell office:value-type="float" office:value="0.019540215962039">
            <text:p>0,019540216</text:p>
          </table:table-cell>
          <table:table-cell office:value-type="float" office:value="-0.00334080337189669">
            <text:p>-0,0033408034</text:p>
          </table:table-cell>
          <table:table-cell office:value-type="float" office:value="0.229415733871378">
            <text:p>0,2294157339</text:p>
          </table:table-cell>
        </table:table-row>
        <table:table-row table:style-name="ro1">
          <table:table-cell office:value-type="string">
            <text:p>(12,13]</text:p>
          </table:table-cell>
          <table:table-cell office:value-type="float" office:value="-0.0678282073129476">
            <text:p>-0,0678282073</text:p>
          </table:table-cell>
          <table:table-cell office:value-type="float" office:value="0.0384757137023564">
            <text:p>0,0384757137</text:p>
          </table:table-cell>
          <table:table-cell office:value-type="float" office:value="0.190164261981366">
            <text:p>0,190164262</text:p>
          </table:table-cell>
          <table:table-cell office:value-type="float" office:value="0.191727632166572">
            <text:p>0,1917276322</text:p>
          </table:table-cell>
          <table:table-cell office:value-type="float" office:value="0.296551943969884">
            <text:p>0,296551944</text:p>
          </table:table-cell>
          <table:table-cell office:value-type="float" office:value="0.172907870721868">
            <text:p>0,1729078707</text:p>
          </table:table-cell>
          <table:table-cell office:value-type="float" office:value="0.415953825397782">
            <text:p>0,4159538254</text:p>
          </table:table-cell>
          <table:table-cell office:value-type="float" office:value="0.195468941688823">
            <text:p>0,1954689417</text:p>
          </table:table-cell>
          <table:table-cell office:value-type="float" office:value="-0.000492059745923642">
            <text:p>-0,0004920597</text:p>
          </table:table-cell>
          <table:table-cell office:value-type="float" office:value="-0.114259522783753">
            <text:p>-0,1142595228</text:p>
          </table:table-cell>
          <table:table-cell office:value-type="float" office:value="0.194893095370002">
            <text:p>0,1948930954</text:p>
          </table:table-cell>
          <table:table-cell office:value-type="float" office:value="0.674401337799999">
            <text:p>0,6744013378</text:p>
          </table:table-cell>
          <table:table-cell office:value-type="float" office:value="-0.158413169126208">
            <text:p>-0,1584131691</text:p>
          </table:table-cell>
          <table:table-cell office:value-type="float" office:value="-0.0669449873841898">
            <text:p>-0,0669449874</text:p>
          </table:table-cell>
          <table:table-cell office:value-type="float" office:value="0.0258096036180352">
            <text:p>0,0258096036</text:p>
          </table:table-cell>
          <table:table-cell office:value-type="float" office:value="0.0540011851323562">
            <text:p>0,0540011851</text:p>
          </table:table-cell>
          <table:table-cell office:value-type="float" office:value="0.0165150789710679">
            <text:p>0,016515079</text:p>
          </table:table-cell>
          <table:table-cell office:value-type="float" office:value="0.00349648331091908">
            <text:p>0,0034964833</text:p>
          </table:table-cell>
          <table:table-cell office:value-type="float" office:value="0.229415733871611">
            <text:p>0,2294157339</text:p>
          </table:table-cell>
        </table:table-row>
        <table:table-row table:style-name="ro1">
          <table:table-cell office:value-type="string">
            <text:p>(13,14]</text:p>
          </table:table-cell>
          <table:table-cell office:value-type="float" office:value="-0.0350042134052202">
            <text:p>-0,0350042134</text:p>
          </table:table-cell>
          <table:table-cell office:value-type="float" office:value="0.0268570161165342">
            <text:p>0,0268570161</text:p>
          </table:table-cell>
          <table:table-cell office:value-type="float" office:value="0.109972400117693">
            <text:p>0,1099724001</text:p>
          </table:table-cell>
          <table:table-cell office:value-type="float" office:value="0.146265241840593">
            <text:p>0,1462652418</text:p>
          </table:table-cell>
          <table:table-cell office:value-type="float" office:value="0.27839395903763">
            <text:p>0,278393959</text:p>
          </table:table-cell>
          <table:table-cell office:value-type="float" office:value="0.0924717186885495">
            <text:p>0,0924717187</text:p>
          </table:table-cell>
          <table:table-cell office:value-type="float" office:value="0.258941723861742">
            <text:p>0,2589417239</text:p>
          </table:table-cell>
          <table:table-cell office:value-type="float" office:value="0.180574358537778">
            <text:p>0,1805743585</text:p>
          </table:table-cell>
          <table:table-cell office:value-type="float" office:value="0.0538670923603594">
            <text:p>0,0538670924</text:p>
          </table:table-cell>
          <table:table-cell office:value-type="float" office:value="0.0731686149273967">
            <text:p>0,0731686149</text:p>
          </table:table-cell>
          <table:table-cell office:value-type="float" office:value="-0.238272447980988">
            <text:p>-0,238272448</text:p>
          </table:table-cell>
          <table:table-cell office:value-type="float" office:value="-0.579261686919713">
            <text:p>-0,5792616869</text:p>
          </table:table-cell>
          <table:table-cell office:value-type="float" office:value="-0.557965371795922">
            <text:p>-0,5579653718</text:p>
          </table:table-cell>
          <table:table-cell office:value-type="float" office:value="-0.0734607178227053">
            <text:p>-0,0734607178</text:p>
          </table:table-cell>
          <table:table-cell office:value-type="float" office:value="0.0172557789045441">
            <text:p>0,0172557789</text:p>
          </table:table-cell>
          <table:table-cell office:value-type="float" office:value="0.0827345926625662">
            <text:p>0,0827345927</text:p>
          </table:table-cell>
          <table:table-cell office:value-type="float" office:value="0.0417032759650918">
            <text:p>0,041703276</text:p>
          </table:table-cell>
          <table:table-cell office:value-type="float" office:value="0.00673083426332946">
            <text:p>0,0067308343</text:p>
          </table:table-cell>
          <table:table-cell office:value-type="float" office:value="0.229415733868394">
            <text:p>0,2294157339</text:p>
          </table:table-cell>
        </table:table-row>
        <table:table-row table:style-name="ro1">
          <table:table-cell office:value-type="string">
            <text:p>(14,15]</text:p>
          </table:table-cell>
          <table:table-cell office:value-type="float" office:value="-0.0182036023737856">
            <text:p>-0,0182036024</text:p>
          </table:table-cell>
          <table:table-cell office:value-type="float" office:value="0.00786887690101216">
            <text:p>0,0078688769</text:p>
          </table:table-cell>
          <table:table-cell office:value-type="float" office:value="0.0474230990877847">
            <text:p>0,0474230991</text:p>
          </table:table-cell>
          <table:table-cell office:value-type="float" office:value="0.0385305615941355">
            <text:p>0,0385305616</text:p>
          </table:table-cell>
          <table:table-cell office:value-type="float" office:value="0.0888746617265377">
            <text:p>0,0888746617</text:p>
          </table:table-cell>
          <table:table-cell office:value-type="float" office:value="0.10358907042909">
            <text:p>0,1035890704</text:p>
          </table:table-cell>
          <table:table-cell office:value-type="float" office:value="0.141081631824256">
            <text:p>0,1410816318</text:p>
          </table:table-cell>
          <table:table-cell office:value-type="float" office:value="0.141415061636048">
            <text:p>0,1414150616</text:p>
          </table:table-cell>
          <table:table-cell office:value-type="float" office:value="-0.00459674796208613">
            <text:p>-0,004596748</text:p>
          </table:table-cell>
          <table:table-cell office:value-type="float" office:value="-0.0930029451008482">
            <text:p>-0,0930029451</text:p>
          </table:table-cell>
          <table:table-cell office:value-type="float" office:value="-0.284441582249059">
            <text:p>-0,2844415822</text:p>
          </table:table-cell>
          <table:table-cell office:value-type="float" office:value="-0.0826598020559547">
            <text:p>-0,0826598021</text:p>
          </table:table-cell>
          <table:table-cell office:value-type="float" office:value="0.40812723101076">
            <text:p>0,408127231</text:p>
          </table:table-cell>
          <table:table-cell office:value-type="float" office:value="0.718725860386625">
            <text:p>0,7187258604</text:p>
          </table:table-cell>
          <table:table-cell office:value-type="float" office:value="0.310755603268184">
            <text:p>0,3107556033</text:p>
          </table:table-cell>
          <table:table-cell office:value-type="float" office:value="0.0851128573012333">
            <text:p>0,0851128573</text:p>
          </table:table-cell>
          <table:table-cell office:value-type="float" office:value="-0.031931104614549">
            <text:p>-0,0319311046</text:p>
          </table:table-cell>
          <table:table-cell office:value-type="float" office:value="0.0182224103926488">
            <text:p>0,0182224104</text:p>
          </table:table-cell>
          <table:table-cell office:value-type="float" office:value="0.229415733868615">
            <text:p>0,2294157339</text:p>
          </table:table-cell>
        </table:table-row>
        <table:table-row table:style-name="ro1">
          <table:table-cell office:value-type="string">
            <text:p>(15,16]</text:p>
          </table:table-cell>
          <table:table-cell office:value-type="float" office:value="-0.0137375995737717">
            <text:p>-0,0137375996</text:p>
          </table:table-cell>
          <table:table-cell office:value-type="float" office:value="0.0131143263489934">
            <text:p>0,0131143263</text:p>
          </table:table-cell>
          <table:table-cell office:value-type="float" office:value="0.04304660579299">
            <text:p>0,0430466058</text:p>
          </table:table-cell>
          <table:table-cell office:value-type="float" office:value="0.0418951900325161">
            <text:p>0,04189519</text:p>
          </table:table-cell>
          <table:table-cell office:value-type="float" office:value="0.0927029171551963">
            <text:p>0,0927029172</text:p>
          </table:table-cell>
          <table:table-cell office:value-type="float" office:value="0.0975064498147657">
            <text:p>0,0975064498</text:p>
          </table:table-cell>
          <table:table-cell office:value-type="float" office:value="0.0549507654644373">
            <text:p>0,0549507655</text:p>
          </table:table-cell>
          <table:table-cell office:value-type="float" office:value="0.094571474387596">
            <text:p>0,0945714744</text:p>
          </table:table-cell>
          <table:table-cell office:value-type="float" office:value="-0.00494635597381947">
            <text:p>-0,004946356</text:p>
          </table:table-cell>
          <table:table-cell office:value-type="float" office:value="0.0833081809912671">
            <text:p>0,083308181</text:p>
          </table:table-cell>
          <table:table-cell office:value-type="float" office:value="-0.191757359566602">
            <text:p>-0,1917573596</text:p>
          </table:table-cell>
          <table:table-cell office:value-type="float" office:value="-0.115486359227056">
            <text:p>-0,1154863592</text:p>
          </table:table-cell>
          <table:table-cell office:value-type="float" office:value="0.554937351256963">
            <text:p>0,5549373513</text:p>
          </table:table-cell>
          <table:table-cell office:value-type="float" office:value="-0.668346625703274">
            <text:p>-0,6683466257</text:p>
          </table:table-cell>
          <table:table-cell office:value-type="float" office:value="0.3101789578784">
            <text:p>0,3101789579</text:p>
          </table:table-cell>
          <table:table-cell office:value-type="float" office:value="0.0691826419130728">
            <text:p>0,0691826419</text:p>
          </table:table-cell>
          <table:table-cell office:value-type="float" office:value="0.0170573628159474">
            <text:p>0,0170573628</text:p>
          </table:table-cell>
          <table:table-cell office:value-type="float" office:value="-0.01820029330042">
            <text:p>-0,0182002933</text:p>
          </table:table-cell>
          <table:table-cell office:value-type="float" office:value="0.229415733875418">
            <text:p>0,2294157339</text:p>
          </table:table-cell>
        </table:table-row>
        <table:table-row table:style-name="ro1">
          <table:table-cell office:value-type="string">
            <text:p>(16,17]</text:p>
          </table:table-cell>
          <table:table-cell office:value-type="float" office:value="-0.00479580943183089">
            <text:p>-0,0047958094</text:p>
          </table:table-cell>
          <table:table-cell office:value-type="float" office:value="-0.000875500097014179">
            <text:p>-0,0008755001</text:p>
          </table:table-cell>
          <table:table-cell office:value-type="float" office:value="0.0165953160498261">
            <text:p>0,016595316</text:p>
          </table:table-cell>
          <table:table-cell office:value-type="float" office:value="0.0196956870242956">
            <text:p>0,019695687</text:p>
          </table:table-cell>
          <table:table-cell office:value-type="float" office:value="0.0108589289721665">
            <text:p>0,010858929</text:p>
          </table:table-cell>
          <table:table-cell office:value-type="float" office:value="0.0261305818783355">
            <text:p>0,0261305819</text:p>
          </table:table-cell>
          <table:table-cell office:value-type="float" office:value="0.0379704899495652">
            <text:p>0,0379704899</text:p>
          </table:table-cell>
          <table:table-cell office:value-type="float" office:value="0.0368886648722416">
            <text:p>0,0368886649</text:p>
          </table:table-cell>
          <table:table-cell office:value-type="float" office:value="-0.00845883835688675">
            <text:p>-0,0084588384</text:p>
          </table:table-cell>
          <table:table-cell office:value-type="float" office:value="-0.0144238775585482">
            <text:p>-0,0144238776</text:p>
          </table:table-cell>
          <table:table-cell office:value-type="float" office:value="-0.0956024794346521">
            <text:p>-0,0956024794</text:p>
          </table:table-cell>
          <table:table-cell office:value-type="float" office:value="-0.0466091096107917">
            <text:p>-0,0466091096</text:p>
          </table:table-cell>
          <table:table-cell office:value-type="float" office:value="0.273677248579442">
            <text:p>0,2736772486</text:p>
          </table:table-cell>
          <table:table-cell office:value-type="float" office:value="0.0243223874243976">
            <text:p>0,0243223874</text:p>
          </table:table-cell>
          <table:table-cell office:value-type="float" office:value="-0.808991157700112">
            <text:p>-0,8089911577</text:p>
          </table:table-cell>
          <table:table-cell office:value-type="float" office:value="0.355036372516882">
            <text:p>0,3550363725</text:p>
          </table:table-cell>
          <table:table-cell office:value-type="float" office:value="0.274596514909">
            <text:p>0,2745965149</text:p>
          </table:table-cell>
          <table:table-cell office:value-type="float" office:value="-0.00864010880912764">
            <text:p>-0,0086401088</text:p>
          </table:table-cell>
          <table:table-cell office:value-type="float" office:value="0.229415733872469">
            <text:p>0,2294157339</text:p>
          </table:table-cell>
        </table:table-row>
        <table:table-row table:style-name="ro1">
          <table:table-cell office:value-type="string">
            <text:p>(17,18]</text:p>
          </table:table-cell>
          <table:table-cell office:value-type="float" office:value="-0.00185520137619567">
            <text:p>-0,0018552014</text:p>
          </table:table-cell>
          <table:table-cell office:value-type="float" office:value="-0.00318175509843284">
            <text:p>-0,0031817551</text:p>
          </table:table-cell>
          <table:table-cell office:value-type="float" office:value="-0.00011647211540165">
            <text:p>-0,0001164721</text:p>
          </table:table-cell>
          <table:table-cell office:value-type="float" office:value="0.0101831526948513">
            <text:p>0,0101831527</text:p>
          </table:table-cell>
          <table:table-cell office:value-type="float" office:value="-0.00138824862191381">
            <text:p>-0,0013882486</text:p>
          </table:table-cell>
          <table:table-cell office:value-type="float" office:value="0.00599987101851966">
            <text:p>0,005999871</text:p>
          </table:table-cell>
          <table:table-cell office:value-type="float" office:value="0.0101712339465714">
            <text:p>0,0101712339</text:p>
          </table:table-cell>
          <table:table-cell office:value-type="float" office:value="0.0158923327574169">
            <text:p>0,0158923328</text:p>
          </table:table-cell>
          <table:table-cell office:value-type="float" office:value="0.011157504892507">
            <text:p>0,0111575049</text:p>
          </table:table-cell>
          <table:table-cell office:value-type="float" office:value="-0.00334236260868903">
            <text:p>-0,0033423626</text:p>
          </table:table-cell>
          <table:table-cell office:value-type="float" office:value="-0.00819077833930857">
            <text:p>-0,0081907783</text:p>
          </table:table-cell>
          <table:table-cell office:value-type="float" office:value="-0.0238957207726672">
            <text:p>-0,0238957208</text:p>
          </table:table-cell>
          <table:table-cell office:value-type="float" office:value="0.0568720741552725">
            <text:p>0,0568720742</text:p>
          </table:table-cell>
          <table:table-cell office:value-type="float" office:value="0.0242835107998086">
            <text:p>0,0242835108</text:p>
          </table:table-cell>
          <table:table-cell office:value-type="float" office:value="-0.0806966589394141">
            <text:p>-0,0806966589</text:p>
          </table:table-cell>
          <table:table-cell office:value-type="float" office:value="-0.775240377485174">
            <text:p>-0,7752403775</text:p>
          </table:table-cell>
          <table:table-cell office:value-type="float" office:value="0.511066572145092">
            <text:p>0,5110665721</text:p>
          </table:table-cell>
          <table:table-cell office:value-type="float" office:value="0.271220735698917">
            <text:p>0,2712207357</text:p>
          </table:table-cell>
          <table:table-cell office:value-type="float" office:value="0.229415733868752">
            <text:p>0,2294157339</text:p>
          </table:table-cell>
        </table:table-row>
        <table:table-row table:style-name="ro1">
          <table:table-cell office:value-type="string">
            <text:p>(18,19]</text:p>
          </table:table-cell>
          <table:table-cell office:value-type="float" office:value="-0.00156221329093553">
            <text:p>-0,0015622133</text:p>
          </table:table-cell>
          <table:table-cell office:value-type="float" office:value="-0.00204629305106393">
            <text:p>-0,0020462931</text:p>
          </table:table-cell>
          <table:table-cell office:value-type="float" office:value="0.00426313481345961">
            <text:p>0,0042631348</text:p>
          </table:table-cell>
          <table:table-cell office:value-type="float" office:value="0.00359091766391484">
            <text:p>0,0035909177</text:p>
          </table:table-cell>
          <table:table-cell office:value-type="float" office:value="0.00640384112439626">
            <text:p>0,0064038411</text:p>
          </table:table-cell>
          <table:table-cell office:value-type="float" office:value="0.00277575559433337">
            <text:p>0,0027757556</text:p>
          </table:table-cell>
          <table:table-cell office:value-type="float" office:value="0.00959393679669707">
            <text:p>0,0095939368</text:p>
          </table:table-cell>
          <table:table-cell office:value-type="float" office:value="0.0169030575536996">
            <text:p>0,0169030576</text:p>
          </table:table-cell>
          <table:table-cell office:value-type="float" office:value="-0.013035163581427">
            <text:p>-0,0130351636</text:p>
          </table:table-cell>
          <table:table-cell office:value-type="float" office:value="0.00396774745376847">
            <text:p>0,0039677475</text:p>
          </table:table-cell>
          <table:table-cell office:value-type="float" office:value="-0.0306386232023331">
            <text:p>-0,0306386232</text:p>
          </table:table-cell>
          <table:table-cell office:value-type="float" office:value="-0.0218474914359551">
            <text:p>-0,0218474914</text:p>
          </table:table-cell>
          <table:table-cell office:value-type="float" office:value="0.0433911685426341">
            <text:p>0,0433911685</text:p>
          </table:table-cell>
          <table:table-cell office:value-type="float" office:value="0.0166921028810507">
            <text:p>0,0166921029</text:p>
          </table:table-cell>
          <table:table-cell office:value-type="float" office:value="-0.19025634512602">
            <text:p>-0,1902563451</text:p>
          </table:table-cell>
          <table:table-cell office:value-type="float" office:value="-0.400683917364154">
            <text:p>-0,4006839174</text:p>
          </table:table-cell>
          <table:table-cell office:value-type="float" office:value="-0.323290372607718">
            <text:p>-0,3232903726</text:p>
          </table:table-cell>
          <table:table-cell office:value-type="float" office:value="-0.80117375973743">
            <text:p>-0,8011737597</text:p>
          </table:table-cell>
          <table:table-cell office:value-type="float" office:value="0.229415733878758">
            <text:p>0,2294157339</text:p>
          </table:table-cell>
        </table:table-row>
        <table:table-row table:style-name="ro1">
          <table:table-cell office:value-type="string">
            <text:p>(19,20]</text:p>
          </table:table-cell>
          <table:table-cell office:value-type="float" office:value="0.0000552117673256475">
            <text:p>5,52117673256475E-005</text:p>
          </table:table-cell>
          <table:table-cell office:value-type="float" office:value="-0.000183117589667124">
            <text:p>-0,0001831176</text:p>
          </table:table-cell>
          <table:table-cell office:value-type="float" office:value="0.00509623237087202">
            <text:p>0,0050962324</text:p>
          </table:table-cell>
          <table:table-cell office:value-type="float" office:value="0.00584906666850742">
            <text:p>0,0058490667</text:p>
          </table:table-cell>
          <table:table-cell office:value-type="float" office:value="0.0057426209366732">
            <text:p>0,0057426209</text:p>
          </table:table-cell>
          <table:table-cell office:value-type="float" office:value="-0.00484117047043574">
            <text:p>-0,0048411705</text:p>
          </table:table-cell>
          <table:table-cell office:value-type="float" office:value="0.00412970283976898">
            <text:p>0,0041297028</text:p>
          </table:table-cell>
          <table:table-cell office:value-type="float" office:value="0.00223642741002299">
            <text:p>0,0022364274</text:p>
          </table:table-cell>
          <table:table-cell office:value-type="float" office:value="-0.0113114377693707">
            <text:p>-0,0113114378</text:p>
          </table:table-cell>
          <table:table-cell office:value-type="float" office:value="-0.00524965864763205">
            <text:p>-0,0052496586</text:p>
          </table:table-cell>
          <table:table-cell office:value-type="float" office:value="-0.0296027431561533">
            <text:p>-0,0296027432</text:p>
          </table:table-cell>
          <table:table-cell office:value-type="float" office:value="-0.0263520114930958">
            <text:p>-0,0263520115</text:p>
          </table:table-cell>
          <table:table-cell office:value-type="float" office:value="0.0571034511886869">
            <text:p>0,0571034512</text:p>
          </table:table-cell>
          <table:table-cell office:value-type="float" office:value="-0.033995351072781">
            <text:p>-0,0339953511</text:p>
          </table:table-cell>
          <table:table-cell office:value-type="float" office:value="-0.257651946780133">
            <text:p>-0,2576519468</text:p>
          </table:table-cell>
          <table:table-cell office:value-type="float" office:value="-0.203566458053661">
            <text:p>-0,2035664581</text:p>
          </table:table-cell>
          <table:table-cell office:value-type="float" office:value="-0.741456703914149">
            <text:p>-0,7414567039</text:p>
          </table:table-cell>
          <table:table-cell office:value-type="float" office:value="0.532451980788732">
            <text:p>0,5324519808</text:p>
          </table:table-cell>
          <table:table-cell office:value-type="float" office:value="0.229415733855931">
            <text:p>0,229415733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max</text:p>
          </table:table-cell>
          <table:table-cell table:formula="of:=MAX([.B2:.B20])" office:value-type="float" office:value="0.908136328156091">
            <text:p>0,9081363282</text:p>
          </table:table-cell>
          <table:table-cell table:formula="of:=MAX([.C2:.C20])" office:value-type="float" office:value="0.2859686077761">
            <text:p>0,2859686078</text:p>
          </table:table-cell>
          <table:table-cell table:formula="of:=MAX([.D2:.D20])" office:value-type="float" office:value="0.386540165515638">
            <text:p>0,3865401655</text:p>
          </table:table-cell>
          <table:table-cell table:formula="of:=MAX([.E2:.E20])" office:value-type="float" office:value="0.428340999195256">
            <text:p>0,4283409992</text:p>
          </table:table-cell>
          <table:table-cell table:formula="of:=MAX([.F2:.F20])" office:value-type="float" office:value="0.404960413927265">
            <text:p>0,4049604139</text:p>
          </table:table-cell>
          <table:table-cell table:formula="of:=MAX([.G2:.G20])" office:value-type="float" office:value="0.511997374633279">
            <text:p>0,5119973746</text:p>
          </table:table-cell>
          <table:table-cell table:formula="of:=MAX([.H2:.H20])" office:value-type="float" office:value="0.417226796976775">
            <text:p>0,417226797</text:p>
          </table:table-cell>
          <table:table-cell table:formula="of:=MAX([.I2:.I20])" office:value-type="float" office:value="0.321118717068863">
            <text:p>0,3211187171</text:p>
          </table:table-cell>
          <table:table-cell table:formula="of:=MAX([.J2:.J20])" office:value-type="float" office:value="0.685337226473596">
            <text:p>0,6853372265</text:p>
          </table:table-cell>
          <table:table-cell table:formula="of:=MAX([.K2:.K20])" office:value-type="float" office:value="0.582285173704513">
            <text:p>0,5822851737</text:p>
          </table:table-cell>
          <table:table-cell table:formula="of:=MAX([.L2:.L20])" office:value-type="float" office:value="0.474412582096129">
            <text:p>0,4744125821</text:p>
          </table:table-cell>
          <table:table-cell table:formula="of:=MAX([.M2:.M20])" office:value-type="float" office:value="0.674401337799999">
            <text:p>0,6744013378</text:p>
          </table:table-cell>
          <table:table-cell table:formula="of:=MAX([.N2:.N20])" office:value-type="float" office:value="0.554937351256963">
            <text:p>0,5549373513</text:p>
          </table:table-cell>
          <table:table-cell table:formula="of:=MAX([.O2:.O20])" office:value-type="float" office:value="0.718725860386625">
            <text:p>0,7187258604</text:p>
          </table:table-cell>
          <table:table-cell table:formula="of:=MAX([.P2:.P20])" office:value-type="float" office:value="0.310755603268184">
            <text:p>0,3107556033</text:p>
          </table:table-cell>
          <table:table-cell table:formula="of:=MAX([.Q2:.Q20])" office:value-type="float" office:value="0.355036372516882">
            <text:p>0,3550363725</text:p>
          </table:table-cell>
          <table:table-cell table:formula="of:=MAX([.R2:.R20])" office:value-type="float" office:value="0.511066572145092">
            <text:p>0,5110665721</text:p>
          </table:table-cell>
          <table:table-cell table:formula="of:=MAX([.S2:.S20])" office:value-type="float" office:value="0.532451980788732">
            <text:p>0,5324519808</text:p>
          </table:table-cell>
          <table:table-cell table:formula="of:=MAX([.T2:.T20])" office:value-type="float" office:value="0.229415733878758">
            <text:p>0,2294157339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 office:value-type="string">
            <text:p>А ЭТО ДОЛЯ ДИСПЕРСИИ, ОПРЕДЕЛЯЕМАЯ КОМПОНЕНТАМИ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Standard deviations: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<text:s text:c="4"/>Comp.1</text:p>
          </table:table-cell>
          <table:table-cell office:value-type="string">
            <text:p><text:s text:c="5"/>Comp.2</text:p>
          </table:table-cell>
          <table:table-cell office:value-type="string">
            <text:p><text:s text:c="4"/>Comp.3</text:p>
          </table:table-cell>
          <table:table-cell office:value-type="string">
            <text:p><text:s text:c="4"/>Comp.4</text:p>
          </table:table-cell>
          <table:table-cell office:value-type="string">
            <text:p><text:s text:c="3"/>Comp.5</text:p>
          </table:table-cell>
          <table:table-cell office:value-type="string">
            <text:p><text:s text:c="4"/>Comp.6</text:p>
          </table:table-cell>
          <table:table-cell office:value-type="string">
            <text:p><text:s text:c="4"/>Comp.7</text:p>
          </table:table-cell>
          <table:table-cell office:value-type="string">
            <text:p><text:s text:c="4"/>Comp.8</text:p>
          </table:table-cell>
          <table:table-cell office:value-type="string">
            <text:p><text:s text:c="4"/>Comp.9</text:p>
          </table:table-cell>
          <table:table-cell office:value-type="string">
            <text:p><text:s text:c="3"/>Comp.10</text:p>
          </table:table-cell>
          <table:table-cell office:value-type="string">
            <text:p><text:s text:c="3"/>Comp.11</text:p>
          </table:table-cell>
          <table:table-cell office:value-type="string">
            <text:p><text:s text:c="3"/>Comp.12</text:p>
          </table:table-cell>
          <table:table-cell office:value-type="string">
            <text:p><text:s text:c="4"/>Comp.13</text:p>
          </table:table-cell>
          <table:table-cell office:value-type="string">
            <text:p><text:s text:c="3"/>Comp.14</text:p>
          </table:table-cell>
          <table:table-cell office:value-type="string">
            <text:p><text:s text:c="3"/>Comp.15</text:p>
          </table:table-cell>
          <table:table-cell office:value-type="string">
            <text:p><text:s text:c="2"/>Comp.16</text:p>
          </table:table-cell>
          <table:table-cell office:value-type="string">
            <text:p><text:s text:c="3"/>Comp.17</text:p>
          </table:table-cell>
          <table:table-cell office:value-type="string">
            <text:p><text:s text:c="3"/>Comp.18</text:p>
          </table:table-cell>
          <table:table-cell office:value-type="string">
            <text:p><text:s text:c="3"/>Comp.19</text:p>
          </table:table-cell>
        </table:table-row>
        <table:table-row table:style-name="ro1">
          <table:table-cell/>
          <table:table-cell office:value-type="float" office:value="19.8596878">
            <text:p>19,8596878</text:p>
          </table:table-cell>
          <table:table-cell office:value-type="float" office:value="12.6677176">
            <text:p>12,6677176</text:p>
          </table:table-cell>
          <table:table-cell office:value-type="float" office:value="8.7184638">
            <text:p>8,7184638</text:p>
          </table:table-cell>
          <table:table-cell office:value-type="float" office:value="6.9769706">
            <text:p>6,9769706</text:p>
          </table:table-cell>
          <table:table-cell office:value-type="float" office:value="5.7524722">
            <text:p>5,7524722</text:p>
          </table:table-cell>
          <table:table-cell office:value-type="float" office:value="4.384774">
            <text:p>4,384774</text:p>
          </table:table-cell>
          <table:table-cell office:value-type="float" office:value="3.6925524">
            <text:p>3,6925524</text:p>
          </table:table-cell>
          <table:table-cell office:value-type="float" office:value="3.367184">
            <text:p>3,367184</text:p>
          </table:table-cell>
          <table:table-cell office:value-type="float" office:value="2.9698992">
            <text:p>2,9698992</text:p>
          </table:table-cell>
          <table:table-cell office:value-type="float" office:value="2.7319696">
            <text:p>2,7319696</text:p>
          </table:table-cell>
          <table:table-cell office:value-type="float" office:value="2.3846938">
            <text:p>2,3846938</text:p>
          </table:table-cell>
          <table:table-cell office:value-type="float" office:value="1.6898651">
            <text:p>1,6898651</text:p>
          </table:table-cell>
          <table:table-cell office:value-type="float" office:value="1.3636287">
            <text:p>1,3636287</text:p>
          </table:table-cell>
          <table:table-cell office:value-type="float" office:value="1.2512181">
            <text:p>1,2512181</text:p>
          </table:table-cell>
          <table:table-cell office:value-type="float" office:value="0.6225822">
            <text:p>0,6225822</text:p>
          </table:table-cell>
          <table:table-cell office:value-type="float" office:value="0.4006833">
            <text:p>0,4006833</text:p>
          </table:table-cell>
          <table:table-cell office:value-type="float" office:value="0.3024176">
            <text:p>0,3024176</text:p>
          </table:table-cell>
          <table:table-cell office:value-type="float" office:value="0.2314773">
            <text:p>0,2314773</text:p>
          </table:table-cell>
          <table:table-cell office:value-type="float" office:value="0">
            <text:p>0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8T14:29:42</dc:date>
    <dc:creator>Sophia Nazarova</dc:creator>
    <meta:generator>LibreOffice/3.6$Linux_X86_64 LibreOffice_project/360m1$Build-2</meta:generator>
    <meta:editing-duration>PT3M24S</meta:editing-duration>
    <meta:editing-cycles>2</meta:editing-cycles>
    <meta:document-statistic meta:table-count="1" meta:cell-count="459" meta:object-count="0"/>
  </office:meta>
</office:document-meta>
</file>